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66">
      <style:graphic-properties draw:fill="none" draw:stroke="solid" svg:stroke-width="0.02083in" svg:stroke-color="#3a4cf6" draw:marker-start="a364" draw:marker-end="a365" svg:stroke-opacity="100%" draw:stroke-linejoin="miter" svg:stroke-linecap="butt"/>
    </style:style>
    <style:style style:family="graphic" style:name="a369">
      <style:graphic-properties draw:fill="none" draw:stroke="solid" svg:stroke-width="0.02083in" svg:stroke-color="#3a4cf6" draw:marker-start="a367" draw:marker-end="a368" svg:stroke-opacity="100%" draw:stroke-linejoin="miter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3">
      <style:graphic-properties style:vertical-pos="middl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72">
      <style:graphic-properties draw:fill="none" draw:stroke="solid" svg:stroke-width="0.02083in" svg:stroke-color="#3a4cf6" draw:marker-start="a370" draw:marker-end="a371" svg:stroke-opacity="100%" draw:stroke-linejoin="miter" svg:stroke-linecap="butt"/>
    </style:style>
    <style:style style:family="graphic" style:name="a373" style:parent-style-name="Graphics">
      <style:graphic-properties draw:fill="none" draw:stroke="non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graphic" style:name="a377" style:parent-style-name="Graphics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>
      <style:graphic-properties style:vertical-pos="middle"/>
    </style:style>
    <style:style style:family="graphic" style:name="a360">
      <style:graphic-properties draw:fill="none" draw:stroke="solid" svg:stroke-width="0.02083in" svg:stroke-color="#3a4cf6" draw:marker-start="a358" draw:marker-end="a359" svg:stroke-opacity="100%" draw:stroke-linejoin="miter" svg:stroke-linecap="butt"/>
    </style:style>
    <style:style style:family="graphic" style:name="a363">
      <style:graphic-properties draw:fill="none" draw:stroke="solid" svg:stroke-width="0.02083in" svg:stroke-color="#3a4cf6" draw:marker-start="a361" draw:marker-end="a362" svg:stroke-opacity="100%" draw:stroke-linejoin="miter" svg:stroke-linecap="butt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8" svg:x="0.06198in" svg:y="0in" svg:width="13.20938in" svg:height="7.42268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1.8941in" svg:y1="1.08201in" svg:x2="1.8941in" svg:y2="1.99053in" draw:id="id64" draw:style-name="a360" draw:name="Straight Arrow Connector 9">
          <svg:title/>
          <svg:desc/>
        </draw:connector>
        <draw:connector draw:type="line" svg:x1="6.47142in" svg:y1="5.80002in" svg:x2="6.47142in" svg:y2="6.14433in" draw:id="id65" draw:style-name="a363" draw:name="Straight Arrow Connector 11">
          <svg:title/>
          <svg:desc/>
        </draw:connector>
        <draw:connector draw:type="line" svg:x1="9.76008in" svg:y1="3.9433in" svg:x2="9.76008in" svg:y2="4.57732in" draw:id="id66" draw:style-name="a366" draw:name="Straight Arrow Connector 13">
          <svg:title/>
          <svg:desc/>
        </draw:connector>
        <draw:connector draw:type="line" svg:x1="3.30648in" svg:y1="3.79896in" svg:x2="3.30648in" svg:y2="4.14433in" draw:id="id67" draw:style-name="a369" draw:name="Straight Arrow Connector 15">
          <svg:title/>
          <svg:desc/>
        </draw:connector>
        <draw:connector draw:type="line" svg:x1="12.41988in" svg:y1="0.79564in" svg:x2="12.41988in" svg:y2="1.08201in" draw:id="id68" draw:style-name="a372" draw:name="Straight Arrow Connector 17">
          <svg:title/>
          <svg:desc/>
        </draw:connector>
        <draw:frame draw:id="id69" draw:style-name="a373" draw:name="Picture 19" svg:x="4.52955in" svg:y="0.75393in" svg:width="4.83482in" svg:height="2.69833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374" draw:name="Picture 21" svg:x="4.72627in" svg:y="1.7435in" svg:width="1.55293in" svg:height="0.35959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375" draw:name="Picture 23" svg:x="6.84536in" svg:y="1.75958in" svg:width="2.26401in" svg:height="0.2452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376" draw:name="Picture 27" svg:x="6.66667in" svg:y="0.97938in" svg:width="2.44271in" svg:height="0.37228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377" draw:name="Picture 25" svg:x="6.84536in" svg:y="1.08201in" svg:width="2.17526in" svg:height="0.25294in" style:rel-width="scale" style:rel-height="scale">
          <draw:image xlink:href="media/image6.png" xlink:type="simple" xlink:show="embed" xlink:actuate="onLoad"/>
          <svg:title/>
          <svg:desc/>
        </draw:frame>
        <draw:frame draw:id="id74" draw:style-name="a378" draw:name="Picture 13" svg:x="8.15093in" svg:y="0.97938in" svg:width="0.96875in" svg:height="1.19512in" style:rel-width="scale" style:rel-height="scale">
          <draw:image xlink:href="media/image7.png" xlink:type="simple" xlink:show="embed" xlink:actuate="onLoad"/>
          <svg:title/>
          <svg:desc/>
        </draw:frame>
        <draw:frame draw:id="id75" draw:style-name="a382" draw:name="TextBox 14" svg:x="8.21334in" svg:y="1.01405in" svg:width="0.90633in" svg:height="0.30293in">
          <draw:text-box>
            <text:p text:style-name="a381" text:class-names="" text:cond-style-name=""><draw:frame draw:style-name="a379" text:anchor-type="as-char" svg:x="1173.73785in" svg:y="0in" svg:width="0.90972in" svg:height="0.3in" style:rel-width="scale" style:rel-height="scale"><draw:object xlink:href="Object 1/" xlink:type="simple" xlink:show="embed" xlink:actuate="onLoad"/></draw:frame><text:span text:style-name="a380" text:class-names=""/></text:p>
          </draw:text-box>
          <svg:title/>
          <svg:desc/>
        </draw:frame>
        <draw:frame draw:id="id76" draw:style-name="a386" draw:name="TextBox 15" svg:x="8.1638in" svg:y="1.6876in" svg:width="1.15176in" svg:height="0.30293in">
          <draw:text-box>
            <text:p text:style-name="a385" text:class-names="" text:cond-style-name=""><draw:frame draw:style-name="a383" text:anchor-type="as-char" svg:x="1173.61632in" svg:y="0in" svg:width="1.15278in" svg:height="0.3in" style:rel-width="scale" style:rel-height="scale"><draw:object xlink:href="Object 2/" xlink:type="simple" xlink:show="embed" xlink:actuate="onLoad"/></draw:frame><text:span text:style-name="a3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62" svg:viewBox="0 0 20 30" svg:d="m10 0-10 30h20z"/>
    <draw:marker draw:name="a358" svg:viewBox="0 0 20 30" svg:d="m10 0-10 30h20z"/>
    <draw:marker draw:name="a359" svg:viewBox="0 0 20 30" svg:d="m10 0-10 30h20z"/>
    <draw:marker draw:name="a364" svg:viewBox="0 0 20 30" svg:d="m10 0-10 30h20z"/>
    <draw:marker draw:name="a365" svg:viewBox="0 0 20 30" svg:d="m10 0-10 30h20z"/>
    <draw:marker draw:name="a370" svg:viewBox="0 0 20 30" svg:d="m10 0-10 30h20z"/>
    <draw:marker draw:name="a371" svg:viewBox="0 0 20 30" svg:d="m10 0-10 30h20z"/>
    <draw:marker draw:name="a367" svg:viewBox="0 0 20 30" svg:d="m10 0-10 30h20z"/>
    <draw:marker draw:name="a361" svg:viewBox="0 0 20 30" svg:d="m10 0-10 30h20z"/>
    <draw:marker draw:name="a36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11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11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11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11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11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11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11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11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11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11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11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11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09-08-2011 09-08-2021</meta:initial-creator>
    <dc:creator>09-08-2011 09-08-2021</dc:creator>
    <meta:creation-date>2021-10-13T17:39:15Z</meta:creation-date>
    <dc:date>2021-11-17T16:06:22Z</dc:date>
    <meta:editing-cycles>2</meta:editing-cycles>
    <meta:editing-duration>PT0S</meta:editing-duration>
    <meta:document-statistic meta:paragraph-count="2" meta:word-count="12"/>
  </office:meta>
</office:document-meta>
</file>

<file path=Object 1/content.xml><?xml version="1.0" encoding="utf-8"?>
<mml:math xmlns:mml="http://www.w3.org/1998/Math/MathML" display="block">
  <mml:mo fence="false">(</mml:mo>
  <mml:mi>𝜽</mml:mi>
  <mml:mo>=</mml:mo>
  <mml:mn>𝟏</mml:mn>
  <mml:mo fence="false">)</mml:mo>
</mml:math>
</file>

<file path=Object 2/content.xml><?xml version="1.0" encoding="utf-8"?>
<mml:math xmlns:mml="http://www.w3.org/1998/Math/MathML" display="block">
  <mml:mo fence="false">(</mml:mo>
  <mml:mi>𝜽</mml:mi>
  <mml:mo>=</mml:mo>
  <mml:mn>𝟎</mml:mn>
  <mml:mo>.</mml:mo>
  <mml:mn>𝟒</mml:mn>
  <mml:mo fence="false">)</mml:mo>
</mml:math>
</file>